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aec" officeooo:paragraph-rsid="001b5aec"/>
    </style:style>
    <style:style style:name="T1" style:family="text">
      <style:text-properties officeooo:rsid="001fa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sentação do Tema</text:p>
      <text:p text:style-name="P1"/>
      <text:p text:style-name="P1"/>
      <text:p text:style-name="P1">Problema</text:p>
      <text:p text:style-name="P1"/>
      <text:p text:style-name="P1"/>
      <text:p text:style-name="P1"/>
      <text:p text:style-name="P1">Justificativa/Motivação</text:p>
      <text:p text:style-name="P1"/>
      <text:p text:style-name="P1"/>
      <text:p text:style-name="P1">Hipóteses</text:p>
      <text:p text:style-name="P1"/>
      <text:p text:style-name="P1"/>
      <text:p text:style-name="P1">Ob<text:span text:style-name="T1">jetivo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3:04:10.008552906</meta:creation-date>
    <dc:date>2018-04-26T02:03:07.694594908</dc:date>
    <meta:editing-duration>PT2H48M4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" meta:character-count="69" meta:non-whitespace-character-count="67"/>
  </office:meta>
</office:document-meta>
</file>